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e7086" officeooo:paragraph-rsid="001e7086"/>
    </style:style>
    <style:style style:name="P2" style:family="paragraph" style:parent-style-name="Standard">
      <style:text-properties officeooo:rsid="0020f098" officeooo:paragraph-rsid="001ebcbc"/>
    </style:style>
    <style:style style:name="P3" style:family="paragraph" style:parent-style-name="Standard" style:list-style-name="L1">
      <style:text-properties officeooo:rsid="0020f098" officeooo:paragraph-rsid="0022f0c7"/>
    </style:style>
    <style:style style:name="P4" style:family="paragraph" style:parent-style-name="Standard">
      <style:text-properties officeooo:rsid="00234c9b" officeooo:paragraph-rsid="001ebcbc"/>
    </style:style>
    <style:style style:name="P5" style:family="paragraph" style:parent-style-name="Standard">
      <style:text-properties officeooo:rsid="001ebcbc" officeooo:paragraph-rsid="001ebcbc"/>
    </style:style>
    <style:style style:name="P6" style:family="paragraph" style:parent-style-name="Standard" style:list-style-name="L1">
      <style:text-properties officeooo:rsid="001ebcbc" officeooo:paragraph-rsid="001ebcbc"/>
    </style:style>
    <style:style style:name="P7" style:family="paragraph" style:parent-style-name="Standard" style:list-style-name="L1">
      <style:text-properties officeooo:rsid="001ebcbc" officeooo:paragraph-rsid="00206b90"/>
    </style:style>
    <style:style style:name="P8" style:family="paragraph" style:parent-style-name="Standard" style:list-style-name="L1">
      <style:text-properties officeooo:rsid="001ebcbc" officeooo:paragraph-rsid="0021513d"/>
    </style:style>
    <style:style style:name="P9" style:family="paragraph" style:parent-style-name="Standard" style:list-style-name="L1">
      <style:text-properties officeooo:rsid="001ebcbc" officeooo:paragraph-rsid="0021c262"/>
    </style:style>
    <style:style style:name="P10" style:family="paragraph" style:parent-style-name="Standard" style:list-style-name="L1">
      <style:text-properties officeooo:paragraph-rsid="001ebcbc"/>
    </style:style>
    <style:style style:name="P11" style:family="paragraph" style:parent-style-name="Standard" style:list-style-name="L1">
      <style:text-properties officeooo:paragraph-rsid="0022f0c7"/>
    </style:style>
    <style:style style:name="P12" style:family="paragraph" style:parent-style-name="Standard" style:list-style-name="L1">
      <style:text-properties officeooo:rsid="001ac549" officeooo:paragraph-rsid="001ebcbc"/>
    </style:style>
    <style:style style:name="P13" style:family="paragraph" style:parent-style-name="Standard" style:list-style-name="L1">
      <style:text-properties officeooo:rsid="0021c262" officeooo:paragraph-rsid="0021c262"/>
    </style:style>
    <style:style style:name="P14" style:family="paragraph" style:parent-style-name="Standard" style:list-style-name="L1">
      <style:text-properties officeooo:rsid="0021c262" officeooo:paragraph-rsid="0022f0c7"/>
    </style:style>
    <style:style style:name="P15" style:family="paragraph" style:parent-style-name="Standard" style:list-style-name="L1">
      <style:text-properties officeooo:rsid="002032ac" officeooo:paragraph-rsid="0022f0c7"/>
    </style:style>
    <style:style style:name="P16" style:family="paragraph" style:parent-style-name="Standard" style:list-style-name="L1">
      <style:text-properties officeooo:rsid="001eeba7" officeooo:paragraph-rsid="0022f0c7"/>
    </style:style>
    <style:style style:name="T1" style:family="text">
      <style:text-properties officeooo:rsid="001ebcbc"/>
    </style:style>
    <style:style style:name="T2" style:family="text">
      <style:text-properties officeooo:rsid="001c482a"/>
    </style:style>
    <style:style style:name="T3" style:family="text">
      <style:text-properties officeooo:rsid="00206b90"/>
    </style:style>
    <style:style style:name="T4" style:family="text">
      <style:text-properties officeooo:rsid="0021513d"/>
    </style:style>
    <style:style style:name="T5" style:family="text">
      <style:text-properties officeooo:rsid="0021c262"/>
    </style:style>
    <style:style style:name="T6" style:family="text">
      <style:text-properties officeooo:rsid="0022f0c7"/>
    </style:style>
    <style:style style:name="T7" style:family="text">
      <style:text-properties officeooo:rsid="00231432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pecification for the «Expession calculator»</text:p>
      <text:p text:style-name="P4"><text:span text:style-name="T1">Link</text:span>:</text:p>
      <text:p text:style-name="P2"><text:a xlink:type="simple" xlink:href="https://github.com/ElectroForez/college_code/tree/main/java/calc" text:style-name="Internet_20_link" text:visited-style-name="Visited_20_Internet_20_Link">https://github.com/ElectroForez/college_code/tree/main/java/calc</text:a></text:p>
      <text:p text:style-name="P5"/>
      <text:p text:style-name="P5">Application for calculating math expressions with integers.</text:p>
      <text:p text:style-name="P5"/>
      <text:p text:style-name="P5">Input data:</text:p>
      <text:p text:style-name="P5">Expression</text:p>
      <text:p text:style-name="P5"/>
      <text:p text:style-name="P5">Output data:</text:p>
      <text:p text:style-name="P5">Results of calculating</text:p>
      <text:p text:style-name="P5"/>
      <text:p text:style-name="P5">Class Calc:</text:p>
      <text:list xml:id="list2689799691" text:style-name="L1">
        <text:list-item>
          <text:p text:style-name="P10"><text:span text:style-name="T1">Consts type of token</text:span></text:p>
          <text:list>
            <text:list-item>
              <text:p text:style-name="P12">NUMBER</text:p>
            </text:list-item>
            <text:list-item>
              <text:p text:style-name="P12">OPERATOR</text:p>
            </text:list-item>
            <text:list-item>
              <text:p text:style-name="P12">BRACE_C</text:p>
            </text:list-item>
            <text:list-item>
              <text:p text:style-name="P12">BRACE_O</text:p>
            </text:list-item>
            <text:list-item>
              <text:p text:style-name="P12">UNDEFINED</text:p>
            </text:list-item>
          </text:list>
        </text:list-item>
        <text:list-item>
          <text:p text:style-name="P6">Const PRIORITY — Hashmap table in which describe operator and priority to it</text:p>
        </text:list-item>
        <text:list-item>
          <text:p text:style-name="P6">function exprCalc(expr) — get in input expression and returns of result of calculating</text:p>
          <text:list>
            <text:list-item>
              <text:p text:style-name="P6">It contains:</text:p>
              <text:list>
                <text:list-item>
                  <text:p text:style-name="P6"><text:span text:style-name="T2">Stack </text:span>for operators</text:p>
                </text:list-item>
                <text:list-item>
                  <text:p text:style-name="P6">Stack for numbers.</text:p>
                </text:list-item>
                <text:list-item>
                  <text:p text:style-name="P6">converting an expression to tokens(Array with atomic elements of expression).</text:p>
                </text:list-item>
                <text:list-item>
                  <text:p text:style-name="P7"><text:span text:style-name="T3">Calling function calcUpper with the above stacks as arguments.</text:span></text:p>
                </text:list-item>
              </text:list>
            </text:list-item>
            <text:list-item>
              <text:p text:style-name="P7"><text:span text:style-name="T3">Algorythm:</text:span></text:p>
              <text:list>
                <text:list-item>
                  <text:p text:style-name="P7"><text:span text:style-name="T3">if function isCorrect returns true, </text:span><text:span text:style-name="T4">then</text:span><text:span text:style-name="T3"> continue execution function, else the program stops executing</text:span></text:p>
                </text:list-item>
                <text:list-item>
                  <text:p text:style-name="P7"><text:span text:style-name="T3">if token is number, append him to stack with numbers.</text:span></text:p>
                </text:list-item>
                <text:list-item>
                  <text:p text:style-name="P7"><text:span text:style-name="T3">If token equals BRACE_</text:span><text:span text:style-name="T4">O,</text:span><text:span text:style-name="T3"> </text:span><text:span text:style-name="T4">then </text:span><text:span text:style-name="T3">append him to stack with operators.</text:span></text:p>
                </text:list-item>
                <text:list-item>
                  <text:p text:style-name="P8"><text:span text:style-name="T4">If token equals BRACE_C, then use function calcUpper until first BRACE_O in stack with operators.</text:span></text:p>
                </text:list-item>
                <text:list-item>
                  <text:p text:style-name="P9"><text:span text:style-name="T4">If token is OPERATOR, then </text:span><text:span text:style-name="T5">append it in stack with operators on condition that this stack is empty or it’s last elements is BRACE_O</text:span></text:p>
                </text:list-item>
                <text:list-item>
                  <text:p text:style-name="P9">If none of these conditions work, we take priorities from the current action (token) and the last action in the stack of numbers. If the current operation has a higher priority, then it is simply added to the stack, otherwise, the calcUpper function is called, and only then we put the token on the stack with operations.</text:p>
                </text:list-item>
                <text:list-item>
                  <text:p text:style-name="P9">after processing every token, call function calc Upper until stack with operators will stay empty</text:p>
                </text:list-item>
                <text:list-item>
                  <text:p text:style-name="P13">Returns upper elements of stack with numbers.</text:p>
                </text:list-item>
              </text:list>
            </text:list-item>
          </text:list>
        </text:list-item>
        <text:list-item>
          <text:p text:style-name="P13">function b in Calc(int a, int b, String op) - returns math result action with two numbers a and b in the form integer.</text:p>
          <text:list>
            <text:list-item>
              <text:p text:style-name="P13">Al<text:span text:style-name="T6">gorythm:</text:span></text:p>
              <text:list>
                <text:list-item>
                  <text:p text:style-name="P15"><text:span text:style-name="T6">If</text:span> op == „+“, returns <text:span text:style-name="T6">sum</text:span> a <text:span text:style-name="T6">and</text:span> b</text:p>
                </text:list-item>
                <text:list-item>
                  <text:p text:style-name="P11"><text:span text:style-name="T6">If</text:span> op == „-“, returns <text:span text:style-name="T6">difference</text:span> a <text:span text:style-name="T6">and</text:span> b</text:p>
                </text:list-item>
                <text:list-item>
                  <text:p text:style-name="P11"><text:span text:style-name="T6">If</text:span> op == „*“, returns <text:span text:style-name="T6">product</text:span> a <text:span text:style-name="T6">and</text:span> b</text:p>
                </text:list-item>
                <text:list-item>
                  <text:p text:style-name="P14"><text:span text:style-name="T6">If</text:span> op == „/“, returns <text:span text:style-name="T6">div</text:span> a <text:span text:style-name="T6">and</text:span> b</text:p>
                </text:list-item>
              </text:list>
            </text:list-item>
          </text:list>
        </text:list-item>
        <text:list-item>
          <text:p text:style-name="P15"><text:span text:style-name="T6">Function</text:span> isNum(String str) — <text:span text:style-name="T6">check</text:span> <text:span text:style-name="T6">string is it</text:span> <text:span text:style-name="T6">number</text:span></text:p>
        </text:list-item>
        <text:list-item>
          <text:p text:style-name="P16"><text:span text:style-name="T6">Algorythm</text:span>:</text:p>
          <text:list>
            <text:list-item>
              <text:p text:style-name="P15"><text:span text:style-name="T6">Returns</text:span> <text:span text:style-name="T6">result</text:span> coincidences str <text:span text:style-name="T6">and reg. exp</text:span>. "[-+]?\d+"</text:p>
            </text:list-item>
          </text:list>
        </text:list-item>
        <text:list-item>
          <text:p text:style-name="P15"><text:soft-page-break/><text:span text:style-name="T6">Function</text:span> calcUpper(Stack&lt;Integer&gt; stackNum, Stack&lt;String&gt; stackOp) — calc one of math operation from stacks</text:p>
        </text:list-item>
        <text:list-item>
          <text:p text:style-name="P16"><text:span text:style-name="T6">Algorythm</text:span>:</text:p>
          <text:list>
            <text:list-item>
              <text:p text:style-name="P15">Takes first two elements from stack with numbers and one operation from stack Op, and call function binCalc for they. This result returns</text:p>
            </text:list-item>
          </text:list>
        </text:list-item>
        <text:list-item>
          <text:p text:style-name="P3"><text:span text:style-name="T6">Function</text:span> getTokenType(String token) — returns type of token</text:p>
        </text:list-item>
        <text:list-item>
          <text:p text:style-name="P16"><text:span text:style-name="T6">Algorythm</text:span>:</text:p>
          <text:list>
            <text:list-item>
              <text:p text:style-name="P3"><text:span text:style-name="T6">If</text:span> isNum <text:span text:style-name="T6">returns true</text:span>, <text:span text:style-name="T6">then returns</text:span> NUMBER</text:p>
            </text:list-item>
            <text:list-item>
              <text:p text:style-name="P3"><text:span text:style-name="T6">If</text:span> token equals ")", <text:span text:style-name="T6">then </text:span><text:s/>BRACE_C</text:p>
            </text:list-item>
            <text:list-item>
              <text:p text:style-name="P3"><text:span text:style-name="T6">If</text:span> token equals "(", <text:span text:style-name="T7">then</text:span> BRACE_O</text:p>
            </text:list-item>
            <text:list-item>
              <text:p text:style-name="P3"><text:span text:style-name="T6">If</text:span> token there are in <text:span text:style-name="T7">keys</text:span> priority, <text:span text:style-name="T7">then returns</text:span> OPERATOR</text:p>
              <text:p text:style-name="P3"><text:span text:style-name="T6">If</text:span> none of the conditions <text:span text:style-name="T7">not working</text:span>, <text:span text:style-name="T7">then returns</text:span> UNDEFINED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13T17:03:27.412591797</meta:creation-date>
    <meta:generator>LibreOffice/7.3.2.2$Linux_X86_64 LibreOffice_project/30$Build-2</meta:generator>
    <dc:date>2022-05-13T18:18:38.833927641</dc:date>
    <meta:editing-duration>PT2M27S</meta:editing-duration>
    <meta:editing-cycles>1</meta:editing-cycles>
    <meta:document-statistic meta:table-count="0" meta:image-count="0" meta:object-count="0" meta:page-count="2" meta:paragraph-count="50" meta:word-count="440" meta:character-count="2549" meta:non-whitespace-character-count="2194"/>
  </office:meta>
</office:document-meta>
</file>